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2.8264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8" style:family="paragraph" style:parent-style-name="Table_20_Contents" style:list-style-name="L1">
      <style:text-properties fo:font-variant="normal" fo:text-transform="none" fo:color="#222222" style:font-name="arial" fo:font-size="9.75pt" fo:letter-spacing="normal" fo:font-style="normal" fo:font-weight="normal" style:font-size-asian="10pt" style:font-size-complex="10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1">GMRT</text:span><text:span text:style-name="T3"><text:tab/></text:span><text:tab/><text:tab/><text:tab/><text:tab/><text:span text:style-name="T1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26<text:span text:style-name="T2">th</text:span> <text:s/>November 2013 Time : 3.00 PM to 3.45 PM; GMRT conference room, NCRA board 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S Nayak ji, NMS, MBM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254364917" text:style-name="L1">
              <text:list-item>
                <text:p text:style-name="P7">RRU updated he has implemented tow command in user section</text:p>
                <text:p text:style-name="P8">- showuser : It will display all user &amp; sub array information.</text:p>
                <text:p text:style-name="P8">- cmd2sub <text:s/>: This command can be used by user to give command to a particular user </text:p>
                <text:p text:style-name="P8"><text:s text:c="21"/>&amp; sub array group. User will provide user, sub array number along with </text:p>
                <text:p text:style-name="P8"><text:s text:c="21"/>system name &amp; operation name. Online_v2 internally pick up antenna name</text:p>
                <text:p text:style-name="P8"><text:s text:c="21"/>corresponding to particular user &amp; sub array number &amp; send command.</text:p>
                <text:p text:style-name="P8"><text:s text:c="21"/>Online_v2 is now able to send command to multiple antennae in a one go.</text:p>
                <text:p text:style-name="P8"/>
                <text:p text:style-name="P8">RRU updated that he along with Sanatji, Deepak &amp; Naresh had discussion related to environment for online_v2. Sanatji has forwarded the block diagram of indicating the interfacing between online_v2 with GUI &amp; environment.</text:p>
                <text:p text:style-name="P8">NGK asked RRU to put precision document shared by Deepak to put on Vanilla.</text:p>
                <text:p text:style-name="P8"><text:s/></text:p>
              </text:list-item>
              <text:list-item>
                <text:p text:style-name="P7">NMS updated that he is working on Sub array creation &amp; antenna selection on GUI.</text:p>
                <text:p text:style-name="P7">Exploring new technology like RTOS ( real time operating system ) which can be implemented on rabbit processor instead of a super loop architecture ( currently used in MCM software).</text:p>
                <text:p text:style-name="P7"/>
              </text:list-item>
              <text:list-item>
                <text:p text:style-name="P7">MBM updated that 60 MCM cards are ready.</text:p>
                <text:p text:style-name="P7">- Working on 3-phase monitoring, made PCB.</text:p>
                <text:p text:style-name="P7">- Assembly will be done in a weeks time &amp; installation in antenna will be done in 15 days.</text:p>
                <text:p text:style-name="P7"/>
              </text:list-item>
              <text:list-item>
                <text:p text:style-name="P7">S.Nayak ji updated that YG has asked him to present talk on 13<text:span text:style-name="T2">th</text:span> December 2013.</text:p>
                <text:p text:style-name="P7"/>
              </text:list-item>
              <text:list-item>
                <text:p text:style-name="P7">Next meeting will be on 17<text:span text:style-name="T2">th</text:span> December 2013.</text:p>
                <text:p text:style-name="P7"/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12-17T17:52:54</dc:date>
    <dc:creator>teleset </dc:creator>
    <meta:editing-duration>P1DT1H57M52S</meta:editing-duration>
    <meta:editing-cycles>384</meta:editing-cycles>
    <meta:generator>LibreOffice/3.4$Linux LibreOffice_project/340m1$Build-602</meta:generator>
    <meta:document-statistic meta:table-count="1" meta:image-count="0" meta:object-count="0" meta:page-count="1" meta:paragraph-count="32" meta:word-count="309" meta:character-count="1764" meta:non-whitespace-character-count="1392"/>
  </office:meta>
</office:document-meta>
</file>